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itionIncrementAttribute.getPosition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IncrementAttribute.setPositionIncrement( int positionIncr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sitionIncrementAttribu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IncrementAttribute.copyTo( Attribut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sitionIncrementAttribut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IncrementAttribute.equals(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sitionIncrementAttribu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